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E8000000043A914C7EF29A64F8.png" manifest:media-type="image/png"/>
  <manifest:file-entry manifest:full-path="Pictures/100000010000080000000800B68D5CCD858DCE8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6771in" fo:margin-left="-0.566in" fo:margin-top="0in" fo:margin-bottom="0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3.5833in"/>
    </style:style>
    <style:style style:name="Table1.C" style:family="table-column">
      <style:table-column-properties style:column-width="1.5104in"/>
    </style:style>
    <style:style style:name="Table1.D" style:family="table-column">
      <style:table-column-properties style:column-width="1.8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.2" style:family="table-row">
      <style:table-row-properties style:min-row-height="0.2917in" fo:keep-together="auto"/>
    </style:style>
    <style:style style:name="Table1.A4" style:family="table-cell">
      <style:table-cell-properties style:vertical-align="" fo:background-color="#f3f3f3" fo:padding="0.0694in" fo:border="1pt solid #000000">
        <style:background-image/>
      </style:table-cell-properties>
    </style:style>
    <style:style style:name="Table1.B4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.8" style:family="table-row">
      <style:table-row-properties style:min-row-height="0.6903in" fo:keep-together="auto"/>
    </style:style>
    <style:style style:name="P1" style:family="paragraph" style:parent-style-name="Text_20_body">
      <style:paragraph-properties fo:margin-left="0.1252in" fo:margin-right="0in" fo:line-height="100%" fo:orphans="0" fo:widows="0" fo:text-indent="0in" style:auto-text-indent="false"/>
      <style:text-properties officeooo:paragraph-rsid="00177761"/>
    </style:style>
    <style:style style:name="P2" style:family="paragraph" style:parent-style-name="Text_20_body">
      <style:paragraph-properties fo:margin-left="0.1252in" fo:margin-right="0in" fo:line-height="100%" fo:orphans="0" fo:widows="0" fo:text-indent="0in" style:auto-text-indent="false"/>
      <style:text-properties officeooo:paragraph-rsid="001832ee"/>
    </style:style>
    <style:style style:name="P3" style:family="paragraph" style:parent-style-name="Text_20_body">
      <style:paragraph-properties fo:margin-left="0.1252in" fo:margin-right="0in" fo:line-height="100%" fo:orphans="0" fo:widows="0" fo:text-indent="0in" style:auto-text-indent="false"/>
      <style:text-properties officeooo:paragraph-rsid="00177761" fo:background-color="#ffff00"/>
    </style:style>
    <style:style style:name="P4" style:family="paragraph" style:parent-style-name="Text_20_body">
      <style:paragraph-properties fo:margin-left="0.1252in" fo:margin-right="0in" fo:line-height="100%" fo:orphans="0" fo:widows="0" fo:text-indent="0in" style:auto-text-indent="false"/>
      <style:text-properties officeooo:paragraph-rsid="001832ee" fo:background-color="#ffff00"/>
    </style:style>
    <style:style style:name="P5" style:family="paragraph" style:parent-style-name="Text_20_body">
      <style:paragraph-properties fo:margin-left="0.1252in" fo:margin-right="0in" fo:line-height="100%" fo:orphans="0" fo:widows="0" fo:text-indent="0in" style:auto-text-indent="false"/>
      <style:text-properties fo:font-size="10pt" officeooo:paragraph-rsid="00177761" fo:background-color="#ffff00" style:font-size-asian="10pt" style:font-size-complex="10pt"/>
    </style:style>
    <style:style style:name="P6" style:family="paragraph" style:parent-style-name="Text_20_body">
      <style:paragraph-properties fo:margin-left="0.1252in" fo:margin-right="0in" fo:line-height="100%" fo:orphans="0" fo:widows="0" fo:text-indent="0in" style:auto-text-indent="false"/>
      <style:text-properties fo:font-size="10pt" officeooo:paragraph-rsid="001832ee" fo:background-color="#ffff00" style:font-size-asian="10pt" style:font-size-complex="10pt"/>
    </style:style>
    <style:style style:name="P7" style:family="paragraph" style:parent-style-name="Text_20_body">
      <style:text-properties officeooo:rsid="00177761" officeooo:paragraph-rsid="00177761"/>
    </style:style>
    <style:style style:name="P8" style:family="paragraph" style:parent-style-name="Text_20_body">
      <style:paragraph-properties fo:margin-left="0.1252in" fo:margin-right="0in" fo:line-height="100%" fo:orphans="0" fo:widows="0" fo:text-indent="0in" style:auto-text-indent="false"/>
      <style:text-properties fo:font-size="9pt" officeooo:paragraph-rsid="00177761" fo:background-color="#ffff00" style:font-size-asian="9pt" style:font-size-complex="9pt"/>
    </style:style>
    <style:style style:name="P9" style:family="paragraph" style:parent-style-name="Title" style:master-page-name="Standard">
      <style:paragraph-properties fo:margin-top="0.139in" fo:margin-bottom="0.0417in" style:contextual-spacing="false" fo:line-height="100%" fo:text-align="center" style:justify-single-word="false" style:page-number="1"/>
    </style:style>
    <style:style style:name="P10" style:family="paragraph" style:parent-style-name="normal">
      <style:paragraph-properties fo:line-height="100%" fo:text-align="center" style:justify-single-word="false" fo:orphans="0" fo:widows="0"/>
    </style:style>
    <style:style style:name="P11" style:family="paragraph" style:parent-style-name="normal" style:list-style-name="WWNum3">
      <style:paragraph-properties fo:margin-top="0in" fo:margin-bottom="0.139in" style:contextual-spacing="false" fo:line-height="100%" fo:orphans="0" fo:widows="0"/>
    </style:style>
    <style:style style:name="P12" style:family="paragraph" style:parent-style-name="normal" style:list-style-name="WWNum1">
      <style:paragraph-properties fo:margin-left="0.1252in" fo:margin-right="0in" fo:line-height="100%" fo:orphans="0" fo:widows="0" fo:text-indent="-0.25in" style:auto-text-indent="false"/>
    </style:style>
    <style:style style:name="P13" style:family="paragraph" style:parent-style-name="normal" style:list-style-name="WWNum2">
      <style:paragraph-properties fo:margin-left="0.1252in" fo:margin-right="0in" fo:margin-top="0in" fo:margin-bottom="0.139in" style:contextual-spacing="false" fo:line-height="100%" fo:orphans="0" fo:widows="0" fo:text-indent="-0.25in" style:auto-text-indent="false"/>
    </style:style>
    <style:style style:name="P14" style:family="paragraph" style:parent-style-name="normal" style:list-style-name="WWNum2">
      <style:paragraph-properties fo:margin-left="0.1252in" fo:margin-right="0in" fo:line-height="100%" fo:orphans="0" fo:widows="0" fo:text-indent="-0.25in" style:auto-text-indent="false"/>
    </style:style>
    <style:style style:name="P15" style:family="paragraph" style:parent-style-name="normal" style:list-style-name="WWNum4">
      <style:paragraph-properties fo:margin-left="0.1252in" fo:margin-right="0in" fo:margin-top="0in" fo:margin-bottom="0.139in" style:contextual-spacing="false" fo:line-height="100%" fo:orphans="0" fo:widows="0" fo:text-indent="-0.25in" style:auto-text-indent="false"/>
    </style:style>
    <style:style style:name="P16" style:family="paragraph" style:parent-style-name="normal">
      <style:paragraph-properties fo:text-align="center" style:justify-single-word="false" fo:orphans="0" fo:widows="0"/>
    </style:style>
    <style:style style:name="P17" style:family="paragraph" style:parent-style-name="normal">
      <style:paragraph-properties fo:margin-top="0.139in" fo:margin-bottom="0.139in" style:contextual-spacing="false" fo:line-height="200%" fo:orphans="0" fo:widows="0"/>
    </style:style>
    <style:style style:name="P18" style:family="paragraph" style:parent-style-name="normal">
      <style:paragraph-properties fo:margin-top="0.139in" fo:margin-bottom="0in" style:contextual-spacing="false" fo:line-height="200%" fo:orphans="0" fo:widows="0"/>
    </style:style>
    <style:style style:name="P19" style:family="paragraph" style:parent-style-name="normal">
      <style:paragraph-properties fo:margin-left="0.1252in" fo:margin-right="0in" fo:line-height="100%" fo:orphans="0" fo:widows="0" fo:text-indent="0in" style:auto-text-indent="false"/>
      <style:text-properties fo:font-size="10pt" style:font-size-asian="10pt" style:font-size-complex="10pt" fo:background-color="#ffff00"/>
    </style:style>
    <style:style style:name="P20" style:family="paragraph" style:parent-style-name="normal">
      <style:paragraph-properties fo:margin-left="0.1252in" fo:margin-right="0in" fo:line-height="100%" fo:orphans="0" fo:widows="0" fo:text-indent="0in" style:auto-text-indent="false"/>
      <style:text-properties fo:font-size="10pt" officeooo:rsid="00177761" officeooo:paragraph-rsid="00177761" style:font-size-asian="10pt" style:font-size-complex="10pt" fo:background-color="#ffff00"/>
    </style:style>
    <style:style style:name="P21" style:family="paragraph" style:parent-style-name="normal">
      <style:paragraph-properties fo:margin-left="0.1252in" fo:margin-right="0in" fo:line-height="100%" fo:orphans="0" fo:widows="0" fo:text-indent="0in" style:auto-text-indent="false"/>
      <style:text-properties fo:font-size="10pt" officeooo:rsid="00177761" officeooo:paragraph-rsid="001832ee" style:font-size-asian="10pt" style:font-size-complex="10pt" fo:background-color="#ffff00"/>
    </style:style>
    <style:style style:name="P22" style:family="paragraph" style:parent-style-name="normal">
      <style:paragraph-properties fo:margin-left="0.1252in" fo:margin-right="0in" fo:line-height="100%" fo:orphans="0" fo:widows="0" fo:text-indent="0in" style:auto-text-indent="false"/>
      <style:text-properties fo:font-size="10pt" officeooo:rsid="00177761" officeooo:paragraph-rsid="001832ee" style:font-size-asian="10pt" style:font-size-complex="10pt" fo:background-color="#ffff00"/>
    </style:style>
    <style:style style:name="P23" style:family="paragraph" style:parent-style-name="normal">
      <style:paragraph-properties fo:margin-left="0.1252in" fo:margin-right="0in" fo:margin-top="0in" fo:margin-bottom="0.139in" style:contextual-spacing="false" fo:line-height="100%" fo:orphans="0" fo:widows="0" fo:text-indent="0in" style:auto-text-indent="false"/>
      <style:text-properties fo:font-size="8pt" style:font-size-asian="8pt" style:font-size-complex="8pt"/>
    </style:style>
    <style:style style:name="P24" style:family="paragraph" style:parent-style-name="normal">
      <style:paragraph-properties fo:margin-left="0.5in" fo:margin-right="0in" fo:line-height="100%" fo:orphans="0" fo:widows="0" fo:text-indent="0in" style:auto-text-indent="false"/>
      <style:text-properties fo:font-size="8pt" style:font-size-asian="8pt" style:font-size-complex="8pt"/>
    </style:style>
    <style:style style:name="P25" style:family="paragraph" style:parent-style-name="normal">
      <style:paragraph-properties fo:line-height="100%" fo:orphans="0" fo:widows="0"/>
      <style:text-properties fo:font-size="8pt" style:font-size-asian="8pt" style:font-size-complex="8pt"/>
    </style:style>
    <style:style style:name="P26" style:family="paragraph" style:parent-style-name="normal">
      <style:paragraph-properties fo:margin-left="0.1252in" fo:margin-right="0in" fo:line-height="100%" fo:orphans="0" fo:widows="0" fo:text-indent="0in" style:auto-text-indent="false"/>
      <style:text-properties fo:font-size="8pt" style:font-size-asian="8pt" style:font-size-complex="8pt" fo:background-color="#ffff00"/>
    </style:style>
    <style:style style:name="P27" style:family="paragraph" style:parent-style-name="normal">
      <style:paragraph-properties fo:line-height="100%" fo:orphans="0" fo:widows="0"/>
      <style:text-properties fo:font-size="8pt" style:font-size-asian="8pt" style:font-size-complex="8pt" fo:background-color="#ffff00"/>
    </style:style>
    <style:style style:name="P28" style:family="paragraph" style:parent-style-name="normal">
      <style:paragraph-properties fo:margin-left="0.3126in" fo:margin-right="0in" fo:text-indent="0in" style:auto-text-indent="false"/>
    </style:style>
    <style:style style:name="P29" style:family="paragraph" style:parent-style-name="normal">
      <loext:graphic-properties draw:fill="solid" draw:fill-color="#ffffff"/>
      <style:paragraph-properties fo:margin-left="0.5in" fo:margin-right="0in" fo:margin-top="0in" fo:margin-bottom="0.0484in" style:contextual-spacing="false" fo:line-height="100%" fo:text-indent="0in" style:auto-text-indent="false" fo:background-color="#ffffff" fo:padding="0.028in" fo:border="0.99pt solid #000000" style:shadow="none"/>
      <style:text-properties officeooo:rsid="00177761" officeooo:paragraph-rsid="00177761"/>
    </style:style>
    <style:style style:name="P30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77761" style:font-weight-asian="bold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style:font-size-asian="8pt" style:font-size-complex="8pt" fo:background-color="#ffff00"/>
    </style:style>
    <style:style style:name="T6" style:family="text">
      <style:text-properties style:font-name="Google Sans" fo:font-size="9pt" fo:font-weight="bold" style:font-name-asian="Google Sans1" style:font-size-asian="9pt" style:font-weight-asian="bold" style:font-name-complex="Google Sans1" style:font-size-complex="9pt"/>
    </style:style>
    <style:style style:name="T7" style:family="text">
      <style:text-properties style:font-name="Google Sans" fo:font-size="9pt" fo:font-weight="bold" style:font-name-asian="Google Sans1" style:font-size-asian="9pt" style:font-weight-asian="bold" style:font-name-complex="Google Sans1" style:font-size-complex="9pt"/>
    </style:style>
    <style:style style:name="T8" style:family="text">
      <style:text-properties style:font-name="Google Sans" fo:font-weight="bold" style:font-name-asian="Google Sans1" style:font-weight-asian="bold" style:font-name-complex="Google Sans1"/>
    </style:style>
    <style:style style:name="T9" style:family="text">
      <style:text-properties style:font-name="Google Sans" fo:font-size="8pt" fo:font-weight="bold" style:font-name-asian="Google Sans1" style:font-size-asian="8pt" style:font-weight-asian="bold" style:font-name-complex="Google Sans1" style:font-size-complex="8pt"/>
    </style:style>
    <style:style style:name="T10" style:family="text">
      <style:text-properties style:font-name="Google Sans" fo:font-size="10pt" fo:font-weight="bold" style:font-name-asian="Google Sans1" style:font-size-asian="10pt" style:font-weight-asian="bold" style:font-name-complex="Google Sans1" style:font-size-complex="10pt"/>
    </style:style>
    <style:style style:name="T11" style:family="text">
      <style:text-properties fo:color="#1155cc" loext:opacity="100%" style:font-name="Google Sans" fo:font-size="10pt" fo:font-weight="bold" style:font-name-asian="Google Sans1" style:font-size-asian="10pt" style:font-weight-asian="bold" style:font-name-complex="Google Sans1" style:font-size-complex="10pt"/>
    </style:style>
    <style:style style:name="T12" style:family="text">
      <style:text-properties officeooo:rsid="00177761"/>
    </style:style>
    <style:style style:name="T1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.063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Fare Estimation </text:span><text:span text:style-name="T1">Proposal</text:span></text:p>
      <text:p text:style-name="Heading_20_2"><text:bookmark text:name="_ktz5mlu0b7kz"/><text:span text:style-name="T1">Overview:</text:span></text:p>
      <text:p text:style-name="P29">A comprehensive look at estimating fairs for the TLC</text:p>
      <text:p text:style-name="normal"/>
      <text:p text:style-name="normal"><draw:rect text:anchor-type="as-char" style:rel-width="100%" draw:z-index="6" draw:style-name="gr1" draw:text-style-name="P30" svg:width="6.5004in" svg:height="0.0213in"><text:p/></draw:rect></text:p>
      <text:p text:style-name="normal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<text:span text:style-name="T3">Milestone</text:span></text:p>
          </table:table-cell>
          <table:table-cell table:style-name="Table1.A1" office:value-type="string">
            <text:p text:style-name="P16"><text:span text:style-name="T3">Tasks</text:span></text:p>
          </table:table-cell>
          <table:table-cell table:style-name="Table1.A1" office:value-type="string">
            <text:p text:style-name="P16"><text:span text:style-name="T3">Deliverables/Reports</text:span></text:p>
          </table:table-cell>
          <table:table-cell table:style-name="Table1.A1" office:value-type="string">
            <text:p text:style-name="P16"><text:span text:style-name="T3">Relevant Stakeholder (Optional Activity)</text:span></text:p>
          </table:table-cell>
        </table:table-row>
        <table:table-row table:style-name="Table1.2">
          <table:table-cell table:style-name="Table1.A1" office:value-type="string">
            <text:p text:style-name="P10"><text:span text:style-name="T1">1</text:span></text:p>
          </table:table-cell>
          <table:table-cell table:style-name="Table1.A1" office:value-type="string">
            <text:p text:style-name="P17"><text:drop-down text:name=""><text:label text:value="Choose a task"/><text:label text:value="Compute descriptive statistics"/><text:label text:value="Begin exploring the data"/><text:label text:value="Select software/languages"/><text:label text:value="Build a regression model"/><text:label text:value="Evaluate the model"/><text:label text:value="Establish structure for project workflow (PACE)"/><text:label text:value="Compile summary information about the data"/><text:label text:value="Communicate final insights with stakeholders"/><text:label text:value="Build a machine learning model"/><text:label text:value="Data exploration and cleaning"/><text:label text:current-selected="true" text:value="Write a project proposal"/><text:label text:value="Visualization building"/><text:label text:value="Conduct hypothesis testing"/><text:label text:value="Not necessary for this project "/>Write a project proposal</text:drop-down></text:p>
            <text:p text:style-name="P18"><text:drop-down text:name=""><text:label text:value="Select PACE stage"/><text:label text:current-selected="true" text:value="Plan"/><text:label text:value="Analyze"/><text:label text:value="Construct"/><text:label text:value="Execute"/>Plan</text:drop-down></text:p>
          </table:table-cell>
          <table:table-cell table:style-name="Table1.A1" office:value-type="string">
            <text:list xml:id="list2709365586" text:style-name="WWNum3">
              <text:list-item>
                <text:p text:style-name="P11"><text:span text:style-name="T4">Global-level project document</text:span></text:p>
              </text:list-item>
            </text:list>
          </table:table-cell>
          <table:table-cell table:style-name="Table1.A1" office:value-type="string">
            <text:p text:style-name="P20">Executives at TLC</text:p>
          </table:table-cell>
        </table:table-row>
        <table:table-row table:style-name="Table1.2">
          <table:table-cell table:style-name="Table1.A1" office:value-type="string">
            <text:p text:style-name="P10"><text:span text:style-name="T1">1a</text:span></text:p>
          </table:table-cell>
          <table:table-cell table:style-name="Table1.A1" office:value-type="string">
            <text:p text:style-name="P17"><text:drop-down text:name=""><text:label text:value="Choose a task"/><text:label text:value="Compute descriptive statistics"/><text:label text:value="Begin exploring the data"/><text:label text:value="Select software/languages"/><text:label text:value="Build a regression model"/><text:label text:value="Evaluate the model"/><text:label text:current-selected="true" text:value="Establish structure for project workflow (PACE)"/><text:label text:value="Compile summary information about the data"/><text:label text:value="Communicate final insights with stakeholders"/><text:label text:value="Build a machine learning model"/><text:label text:value="Data exploration and cleaning"/><text:label text:value="Write a project proposal"/><text:label text:value="Visualization building"/><text:label text:value="Conduct hypothesis testing"/><text:label text:value="Not necessary for this project "/>Establish structure for project workflow (PACE)</text:drop-down></text:p>
            <text:p text:style-name="P18"><text:drop-down text:name=""><text:label text:value="Select PACE stage"/><text:label text:current-selected="true" text:value="Plan"/><text:label text:value="Analyze"/><text:label text:value="Construct"/><text:label text:value="Execute"/>Plan</text:drop-down></text:p>
          </table:table-cell>
          <table:table-cell table:style-name="Table1.A1" office:value-type="string">
            <text:p text:style-name="P23">- <text:span text:style-name="T12">A complete estabilished procudere for the project</text:span></text:p>
          </table:table-cell>
          <table:table-cell table:style-name="Table1.A1" office:value-type="string">
            <text:p text:style-name="P3"><text:span text:style-name="T5"/></text:p>
            <text:p text:style-name="P7">Executives at TLC</text:p>
            <text:p text:style-name="Text_20_body"><text:line-break/></text:p>
          </table:table-cell>
        </table:table-row>
        <table:table-row table:style-name="Table1.1">
          <table:table-cell table:style-name="Table1.A4" office:value-type="string">
            <text:p text:style-name="P10"><text:span text:style-name="T1">2</text:span></text:p>
          </table:table-cell>
          <table:table-cell table:style-name="Table1.B4" office:value-type="string">
            <text:p text:style-name="P18"><text:drop-down text:name=""><text:label text:value="Choose a task"/><text:label text:value="Compute descriptive statistics"/><text:label text:current-selected="true" text:value="Begin exploring the data"/><text:label text:value="Select software/languages"/><text:label text:value="Build a regression model"/><text:label text:value="Evaluate the model"/><text:label text:value="Establish structure for project workflow (PACE)"/><text:label text:value="Compile summary information about the data"/><text:label text:value="Communicate final insights with stakeholders"/><text:label text:value="Build a machine learning model"/><text:label text:value="Data exploration and cleaning"/><text:label text:value="Write a project proposal"/><text:label text:value="Visualization building"/><text:label text:value="Conduct hypothesis testing"/><text:label text:value="Not necessary for this project "/>Begin exploring the data</text:drop-down></text:p>
            <text:p text:style-name="P17"><text:drop-down text:name=""><text:label text:value="Select PACE stage"/><text:label text:value="Plan"/><text:label text:current-selected="true" text:value="Analyze"/><text:label text:value="Construct"/><text:label text:value="Execute"/>Analyze</text:drop-down></text:p>
          </table:table-cell>
          <table:table-cell table:style-name="Table1.A4" office:value-type="string">
            <text:list xml:id="list4014666624" text:style-name="WWNum1">
              <text:list-item>
                <text:p text:style-name="P12"><text:span text:style-name="T4">Data files ready for EDA</text:span></text:p>
              </text:list-item>
            </text:list>
          </table:table-cell>
          <table:table-cell table:style-name="Table1.A4" office:value-type="string">
            <text:p text:style-name="P1"><text:span text:style-name="T5">- Udo Bankole, Director of Data Analysis</text:span></text:p>
            <text:p text:style-name="P3">- Deshawn Washington, Data Analysis Manager</text:p>
            <text:p text:style-name="P5">- Luana Rodriquez, Senior Data Analyst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  <table:table-row table:style-name="Table1.1">
          <table:table-cell table:style-name="Table1.A4" office:value-type="string">
            <text:p text:style-name="P10"><text:span text:style-name="T1">2a</text:span></text:p>
          </table:table-cell>
          <table:table-cell table:style-name="Table1.B4" office:value-type="string">
            <text:p text:style-name="P18"><text:drop-down text:name=""><text:label text:value="Choose a task"/><text:label text:value="Compute descriptive statistics"/><text:label text:value="Begin exploring the data"/><text:label text:value="Select software/languages"/><text:label text:value="Build a regression model"/><text:label text:value="Evaluate the model"/><text:label text:value="Establish structure for project workflow (PACE)"/><text:label text:current-selected="true" text:value="Compile summary information about the data"/><text:label text:value="Communicate final insights with stakeholders"/><text:label text:value="Build a machine learning model"/><text:label text:value="Data exploration and cleaning"/><text:label text:value="Write a project proposal"/><text:label text:value="Visualization building"/><text:label text:value="Conduct hypothesis testing"/><text:label text:value="Not necessary for this project "/>Compile summary information about the data</text:drop-down></text:p>
            <text:p text:style-name="P17"><text:drop-down text:name=""><text:label text:value="Select PACE stage"/><text:label text:value="Plan"/><text:label text:current-selected="true" text:value="Analyze"/><text:label text:value="Construct"/><text:label text:value="Execute"/>Analyze</text:drop-down></text:p>
          </table:table-cell>
          <table:table-cell table:style-name="Table1.A4" office:value-type="string">
            <text:p text:style-name="P24"/>
          </table:table-cell>
          <table:table-cell table:style-name="Table1.A4" office:value-type="string">
            <text:p text:style-name="P1"><text:span text:style-name="T5">- Udo Bankole, Director of Data Analysis</text:span></text:p>
            <text:p text:style-name="P8">- Deshawn Washington, Data Analysis Manager</text:p>
            <text:p text:style-name="P8">- Luana Rodriquez, Senior Data Analyst</text:p>
          </table:table-cell>
        </table:table-row>
        <text:soft-page-break/>
        <table:table-row table:style-name="Table1.1">
          <table:table-cell table:style-name="Table1.A1" office:value-type="string">
            <text:p text:style-name="P10"><text:span text:style-name="T1">3</text:span></text:p>
          </table:table-cell>
          <table:table-cell table:style-name="Table1.A1" office:value-type="string">
            <text:p text:style-name="P18"><text:drop-down text:name=""><text:label text:value="Choose a task"/><text:label text:value="Compute descriptive statistics"/><text:label text:value="Begin exploring the data"/><text:label text:value="Select software/languages"/><text:label text:value="Build a regression model"/><text:label text:value="Evaluate the model"/><text:label text:value="Establish structure for project workflow (PACE)"/><text:label text:value="Compile summary information about the data"/><text:label text:value="Communicate final insights with stakeholders"/><text:label text:value="Build a machine learning model"/><text:label text:current-selected="true" text:value="Data exploration and cleaning"/><text:label text:value="Write a project proposal"/><text:label text:value="Visualization building"/><text:label text:value="Conduct hypothesis testing"/><text:label text:value="Not necessary for this project "/>Data exploration and cleaning</text:drop-down></text:p>
            <text:p text:style-name="P17"><text:drop-down text:name=""><text:label text:value="Select PACE stage"/><text:label text:current-selected="true" text:value="Plan"/><text:label text:value="Analyze"/><text:label text:value="Construct"/><text:label text:value="Execute"/>Plan</text:drop-down><text:span text:style-name="T6"><text:s/>and </text:span><text:drop-down text:name=""><text:label text:value="Select PACE stage"/><text:label text:value="Plan"/><text:label text:current-selected="true" text:value="Analyze"/><text:label text:value="Construct"/><text:label text:value="Execute"/>Analyze</text:drop-down></text:p>
          </table:table-cell>
          <table:table-cell table:style-name="Table1.A1" office:value-type="string">
            <text:list xml:id="list163302841802791" text:continue-numbering="true" text:style-name="WWNum1">
              <text:list-item>
                <text:p text:style-name="P12"><text:span text:style-name="T4">EDA report</text:span></text:p>
              </text:list-item>
            </text:list>
          </table:table-cell>
          <table:table-cell table:style-name="Table1.A1" office:value-type="string">
            <text:p text:style-name="P2"><text:span text:style-name="T5">- Udo Bankole, Director of Data Analysis</text:span></text:p>
            <text:p text:style-name="P4">- Deshawn Washington, Data Analysis Manager</text:p>
            <text:p text:style-name="P6">- Luana Rodriquez, Senior Data Analyst</text:p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0"><text:span text:style-name="T1">3a</text:span></text:p>
          </table:table-cell>
          <table:table-cell table:style-name="Table1.A1" office:value-type="string">
            <text:p text:style-name="P18"><text:drop-down text:name=""><text:label text:value="Choose a task"/><text:label text:value="Compute descriptive statistics"/><text:label text:value="Begin exploring the data"/><text:label text:value="Select software/languages"/><text:label text:value="Build a regression model"/><text:label text:value="Evaluate the model"/><text:label text:value="Establish structure for project workflow (PACE)"/><text:label text:value="Compile summary information about the data"/><text:label text:value="Communicate final insights with stakeholders"/><text:label text:value="Build a machine learning model"/><text:label text:value="Data exploration and cleaning"/><text:label text:value="Write a project proposal"/><text:label text:current-selected="true" text:value="Visualization building"/><text:label text:value="Conduct hypothesis testing"/><text:label text:value="Not necessary for this project "/>Visualization building</text:drop-down></text:p>
            <text:p text:style-name="P17"><text:drop-down text:name=""><text:label text:value="Select PACE stage"/><text:label text:value="Plan"/><text:label text:current-selected="true" text:value="Analyze"/><text:label text:value="Construct"/><text:label text:value="Execute"/>Analyze</text:drop-down><text:span text:style-name="T6"><text:s/>and </text:span><text:drop-down text:name=""><text:label text:value="Select PACE stage"/><text:label text:value="Plan"/><text:label text:value="Analyze"/><text:label text:current-selected="true" text:value="Construct"/><text:label text:value="Execute"/>Construct</text:drop-down></text:p>
          </table:table-cell>
          <table:table-cell table:style-name="Table1.A1" office:value-type="string">
            <text:list xml:id="list163302908804147" text:continue-numbering="true" text:style-name="WWNum1">
              <text:list-item>
                <text:p text:style-name="P12"><text:span text:style-name="T4">Tableau dashboard/visualizations </text:span></text:p>
              </text:list-item>
            </text:list>
          </table:table-cell>
          <table:table-cell table:style-name="Table1.A1" office:value-type="string">
            <text:p text:style-name="P2"><text:span text:style-name="T5">- Udo Bankole, Director of Data Analysis</text:span></text:p>
            <text:p text:style-name="P4">- Deshawn Washington, Data Analysis Manager</text:p>
            <text:p text:style-name="P6">- Luana Rodriquez, Senior Data Analyst</text:p>
          </table:table-cell>
        </table:table-row>
        <table:table-row table:style-name="Table1.8">
          <table:table-cell table:style-name="Table1.A4" office:value-type="string">
            <text:p text:style-name="P10"><text:span text:style-name="T1">4</text:span></text:p>
          </table:table-cell>
          <table:table-cell table:style-name="Table1.B4" office:value-type="string">
            <text:p text:style-name="P18"><text:drop-down text:name=""><text:label text:value="Choose a task"/><text:label text:current-selected="true" text:value="Compute descriptive statistics"/><text:label text:value="Begin exploring the data"/><text:label text:value="Select software/languages"/><text:label text:value="Build a regression model"/><text:label text:value="Evaluate the model"/><text:label text:value="Establish structure for project workflow (PACE)"/><text:label text:value="Compile summary information about the data"/><text:label text:value="Communicate final insights with stakeholders"/><text:label text:value="Build a machine learning model"/><text:label text:value="Data exploration and cleaning"/><text:label text:value="Write a project proposal"/><text:label text:value="Visualization building"/><text:label text:value="Conduct hypothesis testing"/><text:label text:value="Not necessary for this project "/>Compute descriptive statistics</text:drop-down></text:p>
            <text:p text:style-name="P17"><text:drop-down text:name=""><text:label text:value="Select PACE stage"/><text:label text:value="Plan"/><text:label text:current-selected="true" text:value="Analyze"/><text:label text:value="Construct"/><text:label text:value="Execute"/>Analyze</text:drop-down><text:span text:style-name="T6"><text:s/></text:span></text:p>
          </table:table-cell>
          <table:table-cell table:style-name="Table1.A4" office:value-type="string">
            <text:list xml:id="list1667129017" text:style-name="WWNum2">
              <text:list-item>
                <text:p text:style-name="P13"><text:span text:style-name="T4">Analysis of testing results between two important variables</text:span></text:p>
              </text:list-item>
            </text:list>
          </table:table-cell>
          <table:table-cell table:style-name="Table1.A4" office:value-type="string">
            <text:p text:style-name="P2"><text:span text:style-name="T5">- Udo Bankole, Director of Data Analysis</text:span></text:p>
            <text:p text:style-name="P4">- Deshawn Washington, Data Analysis Manager</text:p>
            <text:p text:style-name="P6">- Luana Rodriquez, Senior Data Analyst</text:p>
            <text:p text:style-name="P26"/>
            <text:p text:style-name="P27"/>
          </table:table-cell>
        </table:table-row>
        <table:table-row table:style-name="Table1.1">
          <table:table-cell table:style-name="Table1.A4" office:value-type="string">
            <text:p text:style-name="P10"><text:span text:style-name="T1">4a</text:span></text:p>
          </table:table-cell>
          <table:table-cell table:style-name="Table1.B4" office:value-type="string">
            <text:p text:style-name="P18"><text:drop-down text:name=""><text:label text:value="Choose a task"/><text:label text:value="Compute descriptive statistics"/><text:label text:value="Begin exploring the data"/><text:label text:value="Select software/languages"/><text:label text:value="Build a regression model"/><text:label text:value="Evaluate the model"/><text:label text:value="Establish structure for project workflow (PACE)"/><text:label text:value="Compile summary information about the data"/><text:label text:value="Communicate final insights with stakeholders"/><text:label text:value="Build a machine learning model"/><text:label text:value="Data exploration and cleaning"/><text:label text:value="Write a project proposal"/><text:label text:value="Visualization building"/><text:label text:current-selected="true" text:value="Conduct hypothesis testing"/><text:label text:value="Not necessary for this project "/>Conduct hypothesis testing</text:drop-down></text:p>
            <text:p text:style-name="P17"><text:drop-down text:name=""><text:label text:value="Select PACE stage"/><text:label text:value="Plan"/><text:label text:current-selected="true" text:value="Analyze"/><text:label text:value="Construct"/><text:label text:value="Execute"/>Analyze</text:drop-down><text:span text:style-name="T6"><text:s/>and </text:span><text:drop-down text:name=""><text:label text:value="Select PACE stage"/><text:label text:value="Plan"/><text:label text:value="Analyze"/><text:label text:current-selected="true" text:value="Construct"/><text:label text:value="Execute"/>Construct</text:drop-down></text:p>
          </table:table-cell>
          <table:table-cell table:style-name="Table1.A4" office:value-type="string">
            <text:p text:style-name="P25"/>
          </table:table-cell>
          <table:table-cell table:style-name="Table1.A4" office:value-type="string">
            <text:p text:style-name="P2"><text:span text:style-name="T5">- Udo Bankole, Director of Data Analysis</text:span></text:p>
            <text:p text:style-name="P4">- Deshawn Washington, Data Analysis Manager</text:p>
            <text:p text:style-name="P6">- Luana Rodriquez, Senior Data Analyst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5</text:span></text:p>
          </table:table-cell>
          <table:table-cell table:style-name="Table1.A1" office:value-type="string">
            <text:p text:style-name="P18"><text:drop-down text:name=""><text:label text:value="Choose a task"/><text:label text:value="Compute descriptive statistics"/><text:label text:value="Begin exploring the data"/><text:label text:value="Select software/languages"/><text:label text:current-selected="true" text:value="Build a regression model"/><text:label text:value="Evaluate the model"/><text:label text:value="Establish structure for project workflow (PACE)"/><text:label text:value="Compile summary information about the data"/><text:label text:value="Communicate final insights with stakeholders"/><text:label text:value="Build a machine learning model"/><text:label text:value="Data exploration and cleaning"/><text:label text:value="Write a project proposal"/><text:label text:value="Visualization building"/><text:label text:value="Conduct hypothesis testing"/><text:label text:value="Not necessary for this project "/>Build a regression model</text:drop-down></text:p>
            <text:p text:style-name="P17"><text:drop-down text:name=""><text:label text:value="Select PACE stage"/><text:label text:value="Plan"/><text:label text:current-selected="true" text:value="Analyze"/><text:label text:value="Construct"/><text:label text:value="Execute"/>Analyze</text:drop-down><text:span text:style-name="T6"><text:s/>and </text:span><text:drop-down text:name=""><text:label text:value="Select PACE stage"/><text:label text:value="Plan"/><text:label text:value="Analyze"/><text:label text:current-selected="true" text:value="Construct"/><text:label text:value="Execute"/>Construct</text:drop-down>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"><text:span text:style-name="T5">- Udo Bankole, Director of Data Analysis</text:span></text:p>
            <text:p text:style-name="P4">- <text:span text:style-name="T13">Deshawn Washington, Data Analysis Manager</text:span></text:p>
            <text:p text:style-name="P6">- Luana Rodriquez, Senior Data Analyst</text:p>
          </table:table-cell>
        </table:table-row>
        <text:soft-page-break/>
        <table:table-row table:style-name="Table1.1">
          <table:table-cell table:style-name="Table1.A1" office:value-type="string">
            <text:p text:style-name="P10"><text:span text:style-name="T1">5a</text:span></text:p>
          </table:table-cell>
          <table:table-cell table:style-name="Table1.A1" office:value-type="string">
            <text:p text:style-name="P18"><text:drop-down text:name=""><text:label text:value="Choose a task"/><text:label text:value="Compute descriptive statistics"/><text:label text:value="Begin exploring the data"/><text:label text:value="Select software/languages"/><text:label text:value="Build a regression model"/><text:label text:current-selected="true" text:value="Evaluate the model"/><text:label text:value="Establish structure for project workflow (PACE)"/><text:label text:value="Compile summary information about the data"/><text:label text:value="Communicate final insights with stakeholders"/><text:label text:value="Build a machine learning model"/><text:label text:value="Data exploration and cleaning"/><text:label text:value="Write a project proposal"/><text:label text:value="Visualization building"/><text:label text:value="Conduct hypothesis testing"/><text:label text:value="Not necessary for this project "/>Evaluate the model</text:drop-down></text:p>
            <text:p text:style-name="P17"><text:drop-down text:name=""><text:label text:value="Select PACE stage"/><text:label text:value="Plan"/><text:label text:value="Analyze"/><text:label text:value="Construct"/><text:label text:current-selected="true" text:value="Execute"/>Execute</text:drop-down></text:p>
          </table:table-cell>
          <table:table-cell table:style-name="Table1.A1" office:value-type="string">
            <text:list xml:id="list1778609004" text:style-name="WWNum4">
              <text:list-item>
                <text:p text:style-name="P15"><text:span text:style-name="T4">Determine the success of the model</text:span></text:p>
              </text:list-item>
            </text:list>
          </table:table-cell>
          <table:table-cell table:style-name="Table1.A1" office:value-type="string">
            <text:p text:style-name="P2"><text:span text:style-name="T5">- Udo Bankole, Director of Data Analysis</text:span></text:p>
            <text:p text:style-name="P4">- Deshawn Washington, Data Analysis Manager</text:p>
            <text:p text:style-name="P6">- Luana Rodriquez, Senior Data Analyst</text:p>
            <text:p text:style-name="P22">Executives at TLC</text:p>
          </table:table-cell>
        </table:table-row>
        <table:table-row table:style-name="Table1.1">
          <table:table-cell table:style-name="Table1.A4" office:value-type="string">
            <text:p text:style-name="P10"><text:span text:style-name="T1">6</text:span></text:p>
          </table:table-cell>
          <table:table-cell table:style-name="Table1.A4" office:value-type="string">
            <text:p text:style-name="P18"><text:drop-down text:name=""><text:label text:value="Choose a task"/><text:label text:value="Compute descriptive statistics"/><text:label text:value="Begin exploring the data"/><text:label text:value="Select software/languages"/><text:label text:value="Build a regression model"/><text:label text:value="Evaluate the model"/><text:label text:value="Establish structure for project workflow (PACE)"/><text:label text:value="Compile summary information about the data"/><text:label text:value="Communicate final insights with stakeholders"/><text:label text:current-selected="true" text:value="Build a machine learning model"/><text:label text:value="Data exploration and cleaning"/><text:label text:value="Write a project proposal"/><text:label text:value="Visualization building"/><text:label text:value="Conduct hypothesis testing"/><text:label text:value="Not necessary for this project "/>Build a machine learning model</text:drop-down></text:p>
            <text:p text:style-name="P17"><text:drop-down text:name=""><text:label text:value="Select PACE stage"/><text:label text:value="Plan"/><text:label text:value="Analyze"/><text:label text:current-selected="true" text:value="Construct"/><text:label text:value="Execute"/>Construct</text:drop-down></text:p>
          </table:table-cell>
          <table:table-cell table:style-name="Table1.A4" office:value-type="string">
            <text:list xml:id="list163302769557999" text:continue-list="list1667129017" text:style-name="WWNum2">
              <text:list-item>
                <text:p text:style-name="P14"><text:span text:style-name="T4">Final model</text:span></text:p>
              </text:list-item>
            </text:list>
          </table:table-cell>
          <table:table-cell table:style-name="Table1.A4" office:value-type="string">
            <text:p text:style-name="P2"><text:span text:style-name="T5">- Udo Bankole, Director of Data Analysis</text:span></text:p>
            <text:p text:style-name="P4">- <text:span text:style-name="T13">Deshawn Washington, Data Analysis Manager</text:span></text:p>
            <text:p text:style-name="P6">- Luana Rodriquez, Senior Data Analyst</text:p>
          </table:table-cell>
        </table:table-row>
        <table:table-row table:style-name="Table1.1">
          <table:table-cell table:style-name="Table1.A4" office:value-type="string">
            <text:p text:style-name="P10"><text:span text:style-name="T1">6a</text:span></text:p>
          </table:table-cell>
          <table:table-cell table:style-name="Table1.A4" office:value-type="string">
            <text:p text:style-name="P18"><text:drop-down text:name=""><text:label text:value="Choose a task"/><text:label text:value="Compute descriptive statistics"/><text:label text:value="Begin exploring the data"/><text:label text:value="Select software/languages"/><text:label text:value="Build a regression model"/><text:label text:value="Evaluate the model"/><text:label text:value="Establish structure for project workflow (PACE)"/><text:label text:value="Compile summary information about the data"/><text:label text:current-selected="true" text:value="Communicate final insights with stakeholders"/><text:label text:value="Build a machine learning model"/><text:label text:value="Data exploration and cleaning"/><text:label text:value="Write a project proposal"/><text:label text:value="Visualization building"/><text:label text:value="Conduct hypothesis testing"/><text:label text:value="Not necessary for this project "/>Communicate final insights with stakeholders</text:drop-down></text:p>
            <text:p text:style-name="P17"><text:drop-down text:name=""><text:label text:value="Select PACE stage"/><text:label text:value="Plan"/><text:label text:value="Analyze"/><text:label text:value="Construct"/><text:label text:current-selected="true" text:value="Execute"/>Execute</text:drop-down></text:p>
          </table:table-cell>
          <table:table-cell table:style-name="Table1.A4" office:value-type="string">
            <text:list xml:id="list163301896624718" text:continue-numbering="true" text:style-name="WWNum2">
              <text:list-item>
                <text:p text:style-name="P14"><text:span text:style-name="T4">Report to all stakeholders</text:span></text:p>
              </text:list-item>
            </text:list>
          </table:table-cell>
          <table:table-cell table:style-name="Table1.A4" office:value-type="string">
            <text:p text:style-name="P21">Executives at TLC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1252in" fo:margin-left="0.1252in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margin-left="0.3126in" fo:margin-right="0in" fo:text-indent="0in" style:auto-text-indent="false"/>
    </style:style>
    <style:style style:name="MT1" style:family="text">
      <style:text-properties style:font-name="Google Sans" fo:font-size="10pt" fo:font-weight="bold" style:font-name-asian="Google Sans1" style:font-size-asian="10pt" style:font-weight-asian="bold" style:font-name-complex="Google Sans1" style:font-size-complex="10pt"/>
    </style:style>
    <style:style style:name="MT2" style:family="text">
      <style:text-properties fo:color="#1155cc" loext:opacity="100%" style:font-name="Google Sans" fo:font-size="10pt" fo:font-weight="bold" style:font-name-asian="Google Sans1" style:font-size-asian="10pt" style:font-weight-asian="bold" style:font-name-complex="Google Sans1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.0638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.png" text:anchor-type="as-char" svg:width="0.5047in" svg:height="0.5047in" draw:z-index="5"><draw:image xlink:href="Pictures/100000010000080000000800B68D5CCD858DCE8F.png" xlink:type="simple" xlink:show="embed" xlink:actuate="onLoad" draw:mime-type="image/png"/></draw:frame><text:span text:style-name="MT1">Course 1: </text:span><text:span text:style-name="MT2">Foundations of Data Science </text:span><draw:frame draw:style-name="Mfr2" draw:name="image1.png" text:anchor-type="char" svg:x="-1.0047in" svg:y="-0.3335in" svg:width="8.5134in" svg:height="0.1043in" draw:z-index="2"><draw:image xlink:href="Pictures/10000001000003E8000000043A914C7EF29A64F8.png" xlink:type="simple" xlink:show="embed" xlink:actuate="onLoad" draw:mime-type="image/png"/></draw:frame></text:p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7T16:33:00.684360133</dc:date>
    <meta:editing-duration>PT1M48S</meta:editing-duration>
    <meta:editing-cycles>1</meta:editing-cycles>
    <meta:document-statistic meta:table-count="1" meta:image-count="2" meta:object-count="0" meta:page-count="3" meta:paragraph-count="86" meta:word-count="357" meta:character-count="2107" meta:non-whitespace-character-count="1838"/>
    <meta:generator>LibreOffice/7.3.7.2$Linux_X86_64 LibreOffice_project/30$Build-2</meta:generator>
  </office:meta>
</office:document-meta>
</file>